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iplesecDemoApplication.getHome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DemoApplication.setHeadless( boolean headl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DemoApplication.getAccountDa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iplesecDemoApplication.isHeadl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DemoApplication.getSess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iplesecDemoApplication.getAccountDaoProx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iplesecDemoApplication.new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DemoApplication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